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00904" calcext:value-type="float">
            <text:p>2.01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01464" calcext:value-type="float">
            <text:p>2.01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02301" calcext:value-type="float">
            <text:p>2.0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03756" calcext:value-type="float">
            <text:p>2.04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05052" calcext:value-type="float">
            <text:p>2.0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06941" calcext:value-type="float">
            <text:p>2.07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08544" calcext:value-type="float">
            <text:p>2.0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09821" calcext:value-type="float">
            <text:p>2.1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12045" calcext:value-type="float">
            <text:p>2.12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12268" calcext:value-type="float">
            <text:p>2.12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14209" calcext:value-type="float">
            <text:p>2.14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16148" calcext:value-type="float">
            <text:p>2.1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218894" calcext:value-type="float">
            <text:p>2.19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202" calcext:value-type="float">
            <text:p>2.2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221943" calcext:value-type="float">
            <text:p>2.2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225226" calcext:value-type="float">
            <text:p>2.2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2728" calcext:value-type="float">
            <text:p>2.27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228731" calcext:value-type="float">
            <text:p>2.29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229211" calcext:value-type="float">
            <text:p>2.29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230875" calcext:value-type="float">
            <text:p>2.31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23413" calcext:value-type="float">
            <text:p>2.34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235306" calcext:value-type="float">
            <text:p>2.35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238112" calcext:value-type="float">
            <text:p>2.38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239487" calcext:value-type="float">
            <text:p>2.39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169" calcext:value-type="float">
            <text:p>2.42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24526" calcext:value-type="float">
            <text:p>2.4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4756" calcext:value-type="float">
            <text:p>2.48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250027" calcext:value-type="float">
            <text:p>2.50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252606" calcext:value-type="float">
            <text:p>2.53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255626" calcext:value-type="float">
            <text:p>2.5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5914" calcext:value-type="float">
            <text:p>2.59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261839" calcext:value-type="float">
            <text:p>2.62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66133" calcext:value-type="float">
            <text:p>2.66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270246" calcext:value-type="float">
            <text:p>2.70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271518" calcext:value-type="float">
            <text:p>2.72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76048" calcext:value-type="float">
            <text:p>2.76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280293" calcext:value-type="float">
            <text:p>2.80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285144" calcext:value-type="float">
            <text:p>2.8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289063" calcext:value-type="float">
            <text:p>2.89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293831" calcext:value-type="float">
            <text:p>2.94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298254" calcext:value-type="float">
            <text:p>2.98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302591" calcext:value-type="float">
            <text:p>3.03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30746" calcext:value-type="float">
            <text:p>3.07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313213" calcext:value-type="float">
            <text:p>3.13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318796" calcext:value-type="float">
            <text:p>3.19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324886" calcext:value-type="float">
            <text:p>3.25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332805" calcext:value-type="float">
            <text:p>3.33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339588" calcext:value-type="float">
            <text:p>3.40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345511" calcext:value-type="float">
            <text:p>3.46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354199" calcext:value-type="float">
            <text:p>3.5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36364" calcext:value-type="float">
            <text:p>3.64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374991" calcext:value-type="float">
            <text:p>3.75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385999" calcext:value-type="float">
            <text:p>3.86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396184" calcext:value-type="float">
            <text:p>3.96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409496" calcext:value-type="float">
            <text:p>4.09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425956" calcext:value-type="float">
            <text:p>4.26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44263" calcext:value-type="float">
            <text:p>4.4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46356" calcext:value-type="float">
            <text:p>4.64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48557" calcext:value-type="float">
            <text:p>4.86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512164" calcext:value-type="float">
            <text:p>5.12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546125" calcext:value-type="float">
            <text:p>5.46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587521" calcext:value-type="float">
            <text:p>5.88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643045" calcext:value-type="float">
            <text:p>6.43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712791" calcext:value-type="float">
            <text:p>7.13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830134" calcext:value-type="float">
            <text:p>8.30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0.000104857" calcext:value-type="float">
            <text:p>0.0001048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0.00014921" calcext:value-type="float">
            <text:p>0.000149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522457" calcext:value-type="float">
            <text:p>5.22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4277" calcext:value-type="float">
            <text:p>1.43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908843" calcext:value-type="float">
            <text:p>9.09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582929" calcext:value-type="float">
            <text:p>5.83E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573369" calcext:value-type="float">
            <text:p>5.73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429958" calcext:value-type="float">
            <text:p>4.30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454723" calcext:value-type="float">
            <text:p>4.55E-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398377" calcext:value-type="float">
            <text:p>3.98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320232" calcext:value-type="float">
            <text:p>3.20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301756" calcext:value-type="float">
            <text:p>3.02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309955" calcext:value-type="float">
            <text:p>3.10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35432" calcext:value-type="float">
            <text:p>3.54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318062" calcext:value-type="float">
            <text:p>3.18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280038" calcext:value-type="float">
            <text:p>2.80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271889" calcext:value-type="float">
            <text:p>2.72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231203" calcext:value-type="float">
            <text:p>2.31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223057" calcext:value-type="float">
            <text:p>2.23E-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219493" calcext:value-type="float">
            <text:p>2.19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177293" calcext:value-type="float">
            <text:p>1.77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192306" calcext:value-type="float">
            <text:p>1.92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204326" calcext:value-type="float">
            <text:p>2.04E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214791" calcext:value-type="float">
            <text:p>2.15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19696" calcext:value-type="float">
            <text:p>1.97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192401" calcext:value-type="float">
            <text:p>1.92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206521" calcext:value-type="float">
            <text:p>2.07E-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206825" calcext:value-type="float">
            <text:p>2.07E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207846" calcext:value-type="float">
            <text:p>2.08E-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211258" calcext:value-type="float">
            <text:p>2.11E-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207712" calcext:value-type="float">
            <text:p>2.08E-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169096" calcext:value-type="float">
            <text:p>1.69E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170952" calcext:value-type="float">
            <text:p>1.71E-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172823" calcext:value-type="float">
            <text:p>1.73E-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211973" calcext:value-type="float">
            <text:p>2.12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198604" calcext:value-type="float">
            <text:p>1.99E-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150544" calcext:value-type="float">
            <text:p>1.51E-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170519" calcext:value-type="float">
            <text:p>1.71E-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110009" calcext:value-type="float">
            <text:p>1.10E-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10151" calcext:value-type="float">
            <text:p>1.02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108361" calcext:value-type="float">
            <text:p>1.08E-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1354" calcext:value-type="float">
            <text:p>1.35E-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105283" calcext:value-type="float">
            <text:p>1.05E-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103369" calcext:value-type="float">
            <text:p>1.03E-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947045" calcext:value-type="float">
            <text:p>9.47E-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103427" calcext:value-type="float">
            <text:p>1.03E-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13952" calcext:value-type="float">
            <text:p>1.40E-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0942641" calcext:value-type="float">
            <text:p>9.43E-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837741" calcext:value-type="float">
            <text:p>8.38E-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868533" calcext:value-type="float">
            <text:p>8.69E-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106884" calcext:value-type="float">
            <text:p>1.07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818971" calcext:value-type="float">
            <text:p>8.19E-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0965408" calcext:value-type="float">
            <text:p>9.65E-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0749533" calcext:value-type="float">
            <text:p>7.50E-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0794204" calcext:value-type="float">
            <text:p>7.94E-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847818" calcext:value-type="float">
            <text:p>8.48E-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830341" calcext:value-type="float">
            <text:p>8.30E-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806347" calcext:value-type="float">
            <text:p>8.06E-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836264" calcext:value-type="float">
            <text:p>8.36E-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893962" calcext:value-type="float">
            <text:p>8.94E-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935336" calcext:value-type="float">
            <text:p>9.35E-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748672" calcext:value-type="float">
            <text:p>7.49E-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856075" calcext:value-type="float">
            <text:p>8.56E-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712711" calcext:value-type="float">
            <text:p>7.13E-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754994" calcext:value-type="float">
            <text:p>7.55E-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842267" calcext:value-type="float">
            <text:p>8.42E-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654695" calcext:value-type="float">
            <text:p>6.55E-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679478" calcext:value-type="float">
            <text:p>6.79E-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590491" calcext:value-type="float">
            <text:p>5.90E-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623103" calcext:value-type="float">
            <text:p>6.23E-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631281" calcext:value-type="float">
            <text:p>6.31E-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66094" calcext:value-type="float">
            <text:p>6.61E-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711937" calcext:value-type="float">
            <text:p>7.12E-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734196" calcext:value-type="float">
            <text:p>7.34E-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080123" calcext:value-type="float">
            <text:p>8.01E-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117888" calcext:value-type="float">
            <text:p>1.18E-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697814" calcext:value-type="float">
            <text:p>6.98E-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664344" calcext:value-type="float">
            <text:p>6.64E-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639568" calcext:value-type="float">
            <text:p>6.40E-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0519099" calcext:value-type="float">
            <text:p>5.19E-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505803" calcext:value-type="float">
            <text:p>5.06E-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51069" calcext:value-type="float">
            <text:p>5.11E-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496934" calcext:value-type="float">
            <text:p>4.97E-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487178" calcext:value-type="float">
            <text:p>4.87E-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459418" calcext:value-type="float">
            <text:p>4.59E-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487669" calcext:value-type="float">
            <text:p>4.88E-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492938" calcext:value-type="float">
            <text:p>4.93E-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489447" calcext:value-type="float">
            <text:p>4.89E-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509307" calcext:value-type="float">
            <text:p>5.09E-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526912" calcext:value-type="float">
            <text:p>5.27E-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45819" calcext:value-type="float">
            <text:p>4.58E-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615702" calcext:value-type="float">
            <text:p>6.16E-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448214" calcext:value-type="float">
            <text:p>4.48E-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492343" calcext:value-type="float">
            <text:p>4.92E-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46736" calcext:value-type="float">
            <text:p>4.67E-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421" calcext:value-type="float">
            <text:p>4.21E-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434353" calcext:value-type="float">
            <text:p>4.34E-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393175" calcext:value-type="float">
            <text:p>3.93E-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379071" calcext:value-type="float">
            <text:p>3.79E-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331874" calcext:value-type="float">
            <text:p>3.32E-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3285" calcext:value-type="float">
            <text:p>3.29E-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325785" calcext:value-type="float">
            <text:p>3.26E-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32708" calcext:value-type="float">
            <text:p>3.27E-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344666" calcext:value-type="float">
            <text:p>3.45E-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367908" calcext:value-type="float">
            <text:p>3.68E-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344004" calcext:value-type="float">
            <text:p>3.44E-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339049" calcext:value-type="float">
            <text:p>3.39E-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35775" calcext:value-type="float">
            <text:p>3.58E-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45927" calcext:value-type="float">
            <text:p>4.59E-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380114" calcext:value-type="float">
            <text:p>3.80E-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326735" calcext:value-type="float">
            <text:p>3.27E-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294319" calcext:value-type="float">
            <text:p>2.94E-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292515" calcext:value-type="float">
            <text:p>2.93E-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316563" calcext:value-type="float">
            <text:p>3.17E-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291728" calcext:value-type="float">
            <text:p>2.92E-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293823" calcext:value-type="float">
            <text:p>2.94E-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286603" calcext:value-type="float">
            <text:p>2.87E-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294488" calcext:value-type="float">
            <text:p>2.94E-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29371" calcext:value-type="float">
            <text:p>2.94E-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306731" calcext:value-type="float">
            <text:p>3.07E-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30866" calcext:value-type="float">
            <text:p>3.09E-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321684" calcext:value-type="float">
            <text:p>3.22E-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333784" calcext:value-type="float">
            <text:p>3.34E-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344113" calcext:value-type="float">
            <text:p>3.44E-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349133" calcext:value-type="float">
            <text:p>3.49E-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372161" calcext:value-type="float">
            <text:p>3.72E-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332318" calcext:value-type="float">
            <text:p>3.32E-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331406" calcext:value-type="float">
            <text:p>3.31E-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372585" calcext:value-type="float">
            <text:p>3.73E-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350175" calcext:value-type="float">
            <text:p>3.50E-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351735" calcext:value-type="float">
            <text:p>3.52E-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43513" calcext:value-type="float">
            <text:p>4.35E-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416958" calcext:value-type="float">
            <text:p>4.17E-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348787" calcext:value-type="float">
            <text:p>3.49E-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301267" calcext:value-type="float">
            <text:p>3.01E-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293594" calcext:value-type="float">
            <text:p>2.94E-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300404" calcext:value-type="float">
            <text:p>3.00E-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303113" calcext:value-type="float">
            <text:p>3.03E-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31041" calcext:value-type="float">
            <text:p>3.10E-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331157" calcext:value-type="float">
            <text:p>3.31E-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364292" calcext:value-type="float">
            <text:p>3.64E-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309769" calcext:value-type="float">
            <text:p>3.10E-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421945" calcext:value-type="float">
            <text:p>4.22E-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320116" calcext:value-type="float">
            <text:p>3.20E-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248464" calcext:value-type="float">
            <text:p>2.48E-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275236" calcext:value-type="float">
            <text:p>2.75E-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268397" calcext:value-type="float">
            <text:p>2.68E-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2455" calcext:value-type="float">
            <text:p>2.46E-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251155" calcext:value-type="float">
            <text:p>2.51E-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249808" calcext:value-type="float">
            <text:p>2.50E-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29665" calcext:value-type="float">
            <text:p>2.97E-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377634" calcext:value-type="float">
            <text:p>3.78E-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257476" calcext:value-type="float">
            <text:p>2.57E-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260172" calcext:value-type="float">
            <text:p>2.60E-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253566" calcext:value-type="float">
            <text:p>2.54E-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244992" calcext:value-type="float">
            <text:p>2.45E-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215097" calcext:value-type="float">
            <text:p>2.15E-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298709" calcext:value-type="float">
            <text:p>2.99E-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234914" calcext:value-type="float">
            <text:p>2.35E-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241204" calcext:value-type="float">
            <text:p>2.41E-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231534" calcext:value-type="float">
            <text:p>2.32E-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217023" calcext:value-type="float">
            <text:p>2.17E-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22361" calcext:value-type="float">
            <text:p>2.24E-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253826" calcext:value-type="float">
            <text:p>2.54E-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247612" calcext:value-type="float">
            <text:p>2.48E-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229956" calcext:value-type="float">
            <text:p>2.30E-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266351" calcext:value-type="float">
            <text:p>2.66E-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324827" calcext:value-type="float">
            <text:p>3.25E-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310855" calcext:value-type="float">
            <text:p>3.11E-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181718" calcext:value-type="float">
            <text:p>1.82E-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197238" calcext:value-type="float">
            <text:p>1.97E-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198861" calcext:value-type="float">
            <text:p>1.99E-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177276" calcext:value-type="float">
            <text:p>1.77E-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181104" calcext:value-type="float">
            <text:p>1.81E-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191501" calcext:value-type="float">
            <text:p>1.92E-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204761" calcext:value-type="float">
            <text:p>2.05E-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184431" calcext:value-type="float">
            <text:p>1.84E-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180518" calcext:value-type="float">
            <text:p>1.81E-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20001" calcext:value-type="float">
            <text:p>2.00E-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190006" calcext:value-type="float">
            <text:p>1.90E-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171964" calcext:value-type="float">
            <text:p>1.72E-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159971" calcext:value-type="float">
            <text:p>1.60E-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160605" calcext:value-type="float">
            <text:p>1.61E-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173264" calcext:value-type="float">
            <text:p>1.73E-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170897" calcext:value-type="float">
            <text:p>1.71E-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177496" calcext:value-type="float">
            <text:p>1.77E-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156652" calcext:value-type="float">
            <text:p>1.57E-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16269" calcext:value-type="float">
            <text:p>1.63E-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152568" calcext:value-type="float">
            <text:p>1.53E-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158786" calcext:value-type="float">
            <text:p>1.59E-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175271" calcext:value-type="float">
            <text:p>1.75E-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152404" calcext:value-type="float">
            <text:p>1.52E-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144328" calcext:value-type="float">
            <text:p>1.44E-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134978" calcext:value-type="float">
            <text:p>1.35E-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142727" calcext:value-type="float">
            <text:p>1.43E-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142309" calcext:value-type="float">
            <text:p>1.42E-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154419" calcext:value-type="float">
            <text:p>1.54E-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137903" calcext:value-type="float">
            <text:p>1.38E-0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134618" calcext:value-type="float">
            <text:p>1.35E-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149853" calcext:value-type="float">
            <text:p>1.50E-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156031" calcext:value-type="float">
            <text:p>1.56E-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165645" calcext:value-type="float">
            <text:p>1.66E-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142667" calcext:value-type="float">
            <text:p>1.43E-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112227" calcext:value-type="float">
            <text:p>1.12E-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189361" calcext:value-type="float">
            <text:p>1.89E-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110373" calcext:value-type="float">
            <text:p>1.10E-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117766" calcext:value-type="float">
            <text:p>1.18E-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118565" calcext:value-type="float">
            <text:p>1.19E-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123318" calcext:value-type="float">
            <text:p>1.23E-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140394" calcext:value-type="float">
            <text:p>1.40E-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1393" calcext:value-type="float">
            <text:p>1.39E-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122546" calcext:value-type="float">
            <text:p>1.23E-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122288" calcext:value-type="float">
            <text:p>1.22E-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115165" calcext:value-type="float">
            <text:p>1.15E-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118263" calcext:value-type="float">
            <text:p>1.18E-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116202" calcext:value-type="float">
            <text:p>1.16E-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118932" calcext:value-type="float">
            <text:p>1.19E-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121221" calcext:value-type="float">
            <text:p>1.21E-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133732" calcext:value-type="float">
            <text:p>1.34E-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118366" calcext:value-type="float">
            <text:p>1.18E-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110825" calcext:value-type="float">
            <text:p>1.11E-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114111" calcext:value-type="float">
            <text:p>1.14E-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116913" calcext:value-type="float">
            <text:p>1.17E-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117128" calcext:value-type="float">
            <text:p>1.17E-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118286" calcext:value-type="float">
            <text:p>1.18E-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123651" calcext:value-type="float">
            <text:p>1.24E-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122238" calcext:value-type="float">
            <text:p>1.22E-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127875" calcext:value-type="float">
            <text:p>1.28E-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125408" calcext:value-type="float">
            <text:p>1.25E-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126076" calcext:value-type="float">
            <text:p>1.26E-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132598" calcext:value-type="float">
            <text:p>1.33E-0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134853" calcext:value-type="float">
            <text:p>1.35E-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135839" calcext:value-type="float">
            <text:p>1.36E-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13589" calcext:value-type="float">
            <text:p>1.36E-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138941" calcext:value-type="float">
            <text:p>1.39E-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150217" calcext:value-type="float">
            <text:p>1.50E-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168964" calcext:value-type="float">
            <text:p>1.69E-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145863" calcext:value-type="float">
            <text:p>1.46E-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162438" calcext:value-type="float">
            <text:p>1.62E-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14293" calcext:value-type="float">
            <text:p>1.43E-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1572" calcext:value-type="float">
            <text:p>1.57E-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151919" calcext:value-type="float">
            <text:p>1.52E-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153651" calcext:value-type="float">
            <text:p>1.54E-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144795" calcext:value-type="float">
            <text:p>1.45E-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133951" calcext:value-type="float">
            <text:p>1.34E-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139924" calcext:value-type="float">
            <text:p>1.40E-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145946" calcext:value-type="float">
            <text:p>1.46E-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161549" calcext:value-type="float">
            <text:p>1.62E-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189098" calcext:value-type="float">
            <text:p>1.89E-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270887" calcext:value-type="float">
            <text:p>2.71E-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281819" calcext:value-type="float">
            <text:p>2.82E-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0943768" calcext:value-type="float">
            <text:p>9.44E-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0982522" calcext:value-type="float">
            <text:p>9.83E-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100853" calcext:value-type="float">
            <text:p>1.01E-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104946" calcext:value-type="float">
            <text:p>1.05E-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0116549" calcext:value-type="float">
            <text:p>1.17E-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0914095" calcext:value-type="float">
            <text:p>9.14E-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0159726" calcext:value-type="float">
            <text:p>1.60E-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0147392" calcext:value-type="float">
            <text:p>1.47E-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0130849" calcext:value-type="float">
            <text:p>1.31E-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0111048" calcext:value-type="float">
            <text:p>1.11E-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00932043" calcext:value-type="float">
            <text:p>9.32E-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0171974" calcext:value-type="float">
            <text:p>1.72E-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00924913" calcext:value-type="float">
            <text:p>9.25E-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00945982" calcext:value-type="float">
            <text:p>9.46E-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00930169" calcext:value-type="float">
            <text:p>9.30E-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0971875" calcext:value-type="float">
            <text:p>9.72E-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0100466" calcext:value-type="float">
            <text:p>1.00E-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0115812" calcext:value-type="float">
            <text:p>1.16E-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0105708" calcext:value-type="float">
            <text:p>1.06E-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0118819" calcext:value-type="float">
            <text:p>1.19E-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0156763" calcext:value-type="float">
            <text:p>1.57E-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0129594" calcext:value-type="float">
            <text:p>1.30E-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00963623" calcext:value-type="float">
            <text:p>9.64E-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00970892" calcext:value-type="float">
            <text:p>9.71E-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0102667" calcext:value-type="float">
            <text:p>1.03E-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0104096" calcext:value-type="float">
            <text:p>1.04E-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011392" calcext:value-type="float">
            <text:p>1.14E-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00958725" calcext:value-type="float">
            <text:p>9.59E-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00987451" calcext:value-type="float">
            <text:p>9.87E-0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00891487" calcext:value-type="float">
            <text:p>8.91E-0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00849829" calcext:value-type="float">
            <text:p>8.50E-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00850735" calcext:value-type="float">
            <text:p>8.51E-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00860672" calcext:value-type="float">
            <text:p>8.61E-0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00942962" calcext:value-type="float">
            <text:p>9.43E-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00949325" calcext:value-type="float">
            <text:p>9.49E-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0105348" calcext:value-type="float">
            <text:p>1.05E-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00806806" calcext:value-type="float">
            <text:p>8.07E-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00890166" calcext:value-type="float">
            <text:p>8.90E-0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00915574" calcext:value-type="float">
            <text:p>9.16E-0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00970401" calcext:value-type="float">
            <text:p>9.70E-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00732527" calcext:value-type="float">
            <text:p>7.33E-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00756448" calcext:value-type="float">
            <text:p>7.56E-0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00749356" calcext:value-type="float">
            <text:p>7.49E-0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00885581" calcext:value-type="float">
            <text:p>8.86E-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00892135" calcext:value-type="float">
            <text:p>8.92E-0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00824575" calcext:value-type="float">
            <text:p>8.25E-0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00702674" calcext:value-type="float">
            <text:p>7.03E-0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00677529" calcext:value-type="float">
            <text:p>6.78E-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00632538" calcext:value-type="float">
            <text:p>6.33E-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00646067" calcext:value-type="float">
            <text:p>6.46E-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00662491" calcext:value-type="float">
            <text:p>6.62E-0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00692889" calcext:value-type="float">
            <text:p>6.93E-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00696495" calcext:value-type="float">
            <text:p>6.96E-0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00698595" calcext:value-type="float">
            <text:p>6.99E-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0071512" calcext:value-type="float">
            <text:p>7.15E-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00753682" calcext:value-type="float">
            <text:p>7.54E-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00761213" calcext:value-type="float">
            <text:p>7.61E-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0077634" calcext:value-type="float">
            <text:p>7.76E-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0101721" calcext:value-type="float">
            <text:p>1.02E-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0116078" calcext:value-type="float">
            <text:p>1.16E-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00829608" calcext:value-type="float">
            <text:p>8.30E-0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00885335" calcext:value-type="float">
            <text:p>8.85E-0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00962977" calcext:value-type="float">
            <text:p>9.63E-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0104068" calcext:value-type="float">
            <text:p>1.04E-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00977453" calcext:value-type="float">
            <text:p>9.77E-0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00945251" calcext:value-type="float">
            <text:p>9.45E-0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00894948" calcext:value-type="float">
            <text:p>8.95E-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00786042" calcext:value-type="float">
            <text:p>7.86E-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00563097" calcext:value-type="float">
            <text:p>5.63E-0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00533667" calcext:value-type="float">
            <text:p>5.34E-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00542427" calcext:value-type="float">
            <text:p>5.42E-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00563975" calcext:value-type="float">
            <text:p>5.64E-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00559949" calcext:value-type="float">
            <text:p>5.60E-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00768638" calcext:value-type="float">
            <text:p>7.69E-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00610901" calcext:value-type="float">
            <text:p>6.11E-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00570035" calcext:value-type="float">
            <text:p>5.70E-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00577479" calcext:value-type="float">
            <text:p>5.77E-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013007" calcext:value-type="float">
            <text:p>1.30E-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00641036" calcext:value-type="float">
            <text:p>6.41E-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00605653" calcext:value-type="float">
            <text:p>6.06E-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00646621" calcext:value-type="float">
            <text:p>6.47E-0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00716507" calcext:value-type="float">
            <text:p>7.17E-0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00537783" calcext:value-type="float">
            <text:p>5.38E-0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00536963" calcext:value-type="float">
            <text:p>5.37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0:49:11.806393588</meta:creation-date>
    <dc:date>2023-04-09T10:49:41.103194618</dc:date>
    <meta:editing-duration>PT30S</meta:editing-duration>
    <meta:editing-cycles>1</meta:editing-cycles>
    <meta:document-statistic meta:table-count="1" meta:cell-count="802" meta:object-count="0"/>
    <meta:generator>LibreOffice/7.3.7.2$Linux_X86_64 LibreOffice_project/30$Build-2</meta:generator>
  </office:meta>
</office:document-meta>
</file>